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temStateFactory.ge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ItemStateFactory.notifyCreated( ItemState created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temStateFactory.addCreationListener( ItemStateCrea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ItemStateFactory.removeCreationListener( ItemStateCrea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ItemStateFactory.notifyUpdated( ItemState state , int previous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